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URLConverter.PortletURLConverter( CopletInstanceData 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ortletURLConverter.get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URLConverter.decodeParameterName( String encodedParam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letURLConverter.getPortl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isParamete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PortletURLConverter( String event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ortletURLConverter.getActio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ge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rtletURLConverter.getM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URLConverter.encodeParameterName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URLConverter.encod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letURLConverter.decodeParameterValues( String encodedParam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rtletURLConverter.encodeParameterValues( String [ ] param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rtletURLConverter.getMod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s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decod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letURLConverter.getStat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setParam( String name , String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setMode( Portlet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getParam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i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setState( Window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